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in" fo:margin-right="0in" fo:text-indent="0in" style:auto-text-indent="false"/>
    </style:style>
    <style:style style:name="P2" style:family="paragraph" style:parent-style-name="Heading_20_5">
      <style:paragraph-properties fo:margin-left="0in" fo:margin-right="0in" fo:text-indent="0in" style:auto-text-indent="false"/>
    </style:style>
    <style:style style:name="P3" style:family="paragraph" style:parent-style-name="Heading_20_4">
      <style:text-properties officeooo:rsid="00121173" officeooo:paragraph-rsid="00121173"/>
    </style:style>
    <style:style style:name="P4" style:family="paragraph" style:parent-style-name="Standard">
      <style:text-properties officeooo:rsid="00121173" officeooo:paragraph-rsid="00121173"/>
    </style:style>
    <style:style style:name="P5" style:family="paragraph" style:parent-style-name="Heading_20_4">
      <style:text-properties fo:color="#c9211e" loext:opacity="100%" officeooo:rsid="00121173" officeooo:paragraph-rsid="00121173" fo:background-color="#ffff00"/>
    </style:style>
    <style:style style:name="P6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fo:font-variant="normal" fo:text-transform="none" fo:color="#383838" loext:opacity="100%" style:font-name="Inter" fo:font-size="10.5pt" fo:letter-spacing="normal" fo:font-style="normal" fo:font-weight="bold" loext:padding="0in" loext:border="none"/>
    </style:style>
    <style:style style:name="P7" style:family="paragraph" style:parent-style-name="Standard">
      <style:text-properties fo:font-variant="normal" fo:text-transform="none" fo:color="#383838" loext:opacity="100%" style:font-name="Inter" fo:font-size="10.5pt" fo:letter-spacing="normal" fo:font-style="normal" fo:font-weight="bold" officeooo:rsid="00121173" officeooo:paragraph-rsid="00121173" loext:padding="0in" loext:border="none"/>
    </style:style>
    <style:style style:name="P8" style:family="paragraph" style:parent-style-name="Standard">
      <style:paragraph-properties fo:margin-left="0in" fo:margin-right="0in" fo:margin-top="0.0417in" fo:margin-bottom="0.1252in" style:contextual-spacing="false" style:line-height-at-least="0.1665in" fo:orphans="2" fo:widows="2" fo:text-indent="0in" style:auto-text-indent="false"/>
      <style:text-properties fo:font-variant="normal" fo:text-transform="none" fo:color="#383838" loext:opacity="100%" style:font-name="Inter" fo:font-size="9pt" fo:letter-spacing="normal" fo:font-style="normal" fo:font-weight="normal" loext:padding="0in" loext:border="none"/>
    </style:style>
    <style:style style:name="P9" style:family="paragraph" style:parent-style-name="Standard">
      <style:paragraph-properties fo:margin-left="0in" fo:margin-right="0in" fo:margin-top="0.0417in" fo:margin-bottom="0.0972in" style:contextual-spacing="false" style:line-height-at-least="0.1665in" fo:orphans="2" fo:widows="2" fo:text-indent="0in" style:auto-text-indent="false"/>
      <style:text-properties fo:font-variant="normal" fo:text-transform="none" fo:color="#383838" loext:opacity="100%" style:font-name="Inter" fo:font-size="9pt" fo:letter-spacing="normal" fo:font-style="normal" fo:font-weight="normal" loext:padding="0in" loext:border="none"/>
    </style:style>
    <style:style style:name="P10" style:family="paragraph" style:parent-style-name="Heading_20_4">
      <style:paragraph-properties fo:margin-left="0in" fo:margin-right="0in" fo:text-indent="0in" style:auto-text-indent="false"/>
    </style:style>
    <style:style style:name="P11" style:family="paragraph" style:parent-style-name="Heading_20_4">
      <style:text-properties officeooo:rsid="00121173" officeooo:paragraph-rsid="00121173"/>
    </style:style>
    <style:style style:name="P12" style:family="paragraph" style:parent-style-name="Heading_20_5">
      <style:paragraph-properties fo:margin-left="0in" fo:margin-right="0in" fo:text-indent="0in" style:auto-text-indent="false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14" style:family="paragraph" style:parent-style-name="Text_20_body" style:list-style-name="L1">
      <style:paragraph-properties fo:margin-left="0in" fo:margin-right="0in" fo:text-indent="0in" style:auto-text-indent="false"/>
    </style:style>
    <style:style style:name="P1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16" style:family="paragraph" style:parent-style-name="Text_20_body" style:list-style-name="L2">
      <style:paragraph-properties fo:margin-left="0in" fo:margin-right="0in" fo:text-indent="0in" style:auto-text-indent="false"/>
    </style:style>
    <style:style style:name="P17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18" style:family="paragraph" style:parent-style-name="Text_20_body" style:list-style-name="L3">
      <style:paragraph-properties fo:margin-left="0in" fo:margin-right="0in" fo:text-indent="0in" style:auto-text-indent="false"/>
    </style:style>
    <style:style style:name="P19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20" style:family="paragraph" style:parent-style-name="Text_20_body" style:list-style-name="L4">
      <style:paragraph-properties fo:margin-left="0in" fo:margin-right="0in" fo:text-indent="0in" style:auto-text-indent="false"/>
    </style:style>
    <style:style style:name="P21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22" style:family="paragraph" style:parent-style-name="Text_20_body" style:list-style-name="L5">
      <style:paragraph-properties fo:margin-left="0in" fo:margin-right="0in" fo:text-indent="0in" style:auto-text-indent="false"/>
    </style:style>
    <style:style style:name="P23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24" style:family="paragraph" style:parent-style-name="Text_20_body" style:list-style-name="L6">
      <style:paragraph-properties fo:margin-left="0in" fo:margin-right="0in" fo:text-indent="0in" style:auto-text-indent="false"/>
    </style:style>
    <style:style style:name="P25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</style:style>
    <style:style style:name="P26" style:family="paragraph" style:parent-style-name="Text_20_body" style:list-style-name="L7">
      <style:paragraph-properties fo:margin-left="0in" fo:margin-right="0in" fo:text-indent="0in" style:auto-text-indent="false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fo:color="#c9211e" loext:opacity="100%" fo:font-weight="bold" officeooo:rsid="00137c0c" officeooo:paragraph-rsid="00137c0c" fo:background-color="#ffff00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4">Data Scientist</text:h>
      <text:p text:style-name="P7">Data Analysis and Machine Learning</text:p>
      <text:p text:style-name="P8">1. Review the concepts of data mining, data visualization, and statistical analysis.<text:line-break/>2. Practice using Python libraries like Matplotlib and Seaborn for visualizing data.<text:line-break/>3. Study different types of machine learning algorithms, focusing on supervised and unsupervised methods.<text:line-break/>4. Learn about data preprocessing techniques, including outlier detection and data cleaning.<text:line-break/>5. Practice using tools from Azure Machine Learning Studio or equivalent platforms for model deployment.</text:p>
      <text:p text:style-name="P6">Data Visualization</text:p>
      <text:p text:style-name="P9">1. Understand the concepts of data visualization and its use in data analysis.<text:line-break/>2. Practice using tools like Matplotlib, Seaborn, and Tableau to create different visualizations.<text:line-break/>3. Practice creating plots and other visualizations for various datasets.<text:line-break/>4. Analyze the visualizations to identify patterns and trends.</text:p>
      <text:h text:style-name="P5" text:outline-level="4">Machine Learning</text:h>
      <text:h text:style-name="P3" text:outline-level="4">Data Wrangling</text:h>
      <text:h text:style-name="P2" text:outline-level="5">Steps:</text:h>
      <text:list text:style-name="L1">
        <text:list-item>
          <text:p text:style-name="P13">- Understand different data wrangling techniques.</text:p>
        </text:list-item>
        <text:list-item>
          <text:p text:style-name="P13">- Practice cleaning different datasets using Pandas (Python).</text:p>
        </text:list-item>
        <text:list-item>
          <text:p text:style-name="P13">- Learn how to handle missing values and outliers.</text:p>
        </text:list-item>
        <text:list-item>
          <text:p text:style-name="P14">- Study various transformations like standardization and normalization.</text:p>
        </text:list-item>
      </text:list>
      <text:h text:style-name="P1" text:outline-level="4">Model Evaluation and Validation</text:h>
      <text:h text:style-name="P2" text:outline-level="5">Steps:</text:h>
      <text:list text:style-name="L2">
        <text:list-item>
          <text:p text:style-name="P15">- Understand the concept of cross-validation.</text:p>
        </text:list-item>
        <text:list-item>
          <text:p text:style-name="P15">- Learn different types of cross-validation (e.g., K-fold, Leave-one-out).</text:p>
        </text:list-item>
        <text:list-item>
          <text:p text:style-name="P15">- Practice implementing cross-validation using Python libraries like scikit-learn.</text:p>
        </text:list-item>
        <text:list-item>
          <text:p text:style-name="P16">- Understand the importance of model evaluation metrics like accuracy, precision, recall, and F1-score.</text:p>
        </text:list-item>
      </text:list>
      <text:h text:style-name="P1" text:outline-level="4">Supervised Learning Algorithms</text:h>
      <text:h text:style-name="P2" text:outline-level="5">Steps:</text:h>
      <text:list text:style-name="L3">
        <text:list-item>
          <text:p text:style-name="P17">- Review supervised learning algorithms, specifically focusing on regression techniques.</text:p>
        </text:list-item>
        <text:list-item>
          <text:p text:style-name="P17">- Practice building regression models using Python (e.g., scikit-learn).</text:p>
        </text:list-item>
        <text:list-item>
          <text:p text:style-name="P17">- Understand the role of features, outliers, and data quality in model performance.</text:p>
        </text:list-item>
        <text:list-item>
          <text:p text:style-name="P18">- Further explore unsupervised learning methods for more comprehensive understanding.</text:p>
        </text:list-item>
      </text:list>
      <text:h text:style-name="P1" text:outline-level="4">Azure Machine Learning Services</text:h>
      <text:h text:style-name="P2" text:outline-level="5">Steps:</text:h>
      <text:list text:style-name="L4">
        <text:list-item>
          <text:p text:style-name="P19">- Review the structure and functions of various Azure ML services.</text:p>
        </text:list-item>
        <text:list-item>
          <text:p text:style-name="P19">- Learn how to use Azure Machine Learning Studio to design machine learning workflows.</text:p>
        </text:list-item>
        <text:list-item>
          <text:p text:style-name="P20">- Gain practical experience using Azure ML to deploy and manage models.</text:p>
        </text:list-item>
      </text:list>
      <text:h text:style-name="P5" text:outline-level="4"><text:soft-page-break/>Data analysis, SQL, Data modeling, Data warehousing, Data Visualization, and Problem-solving in Data Analysis</text:h>
      <text:h text:style-name="P2" text:outline-level="5">Steps:</text:h>
      <text:list text:style-name="L5">
        <text:list-item>
          <text:p text:style-name="P21">- Review the basics of data analysis, focusing on cleaning, transforming, and preparing data for analysis.</text:p>
        </text:list-item>
        <text:list-item>
          <text:p text:style-name="P21">- Practice SQL operations to retrieve and manipulate data from relational databases.</text:p>
        </text:list-item>
        <text:list-item>
          <text:p text:style-name="P21">- Learn about common data modeling techniques, focusing on the logical structure of data.</text:p>
        </text:list-item>
        <text:list-item>
          <text:p text:style-name="P21">- Understand data visualization techniques, and how to use them to communicate insights effectively.</text:p>
        </text:list-item>
        <text:list-item>
          <text:p text:style-name="P21">- Study different data warehousing architectures and their roles in business analytics.</text:p>
        </text:list-item>
        <text:list-item>
          <text:p text:style-name="P21">- Focus on problem-solving techniques specific to data analysis, including identifying problems, formulating hypotheses, and testing them.</text:p>
        </text:list-item>
        <text:list-item>
          <text:p text:style-name="P21">- Re-evaluate each of the topics that are currently causing difficulty. Repeat the steps, focusing on comprehension.</text:p>
        </text:list-item>
        <text:list-item>
          <text:p text:style-name="P22">- Practice data analysis and interpretation on a variety of datasets, gradually increasing the complexity of the problems.</text:p>
        </text:list-item>
      </text:list>
      <text:p text:style-name="P27">AI Engineer</text:p>
      <text:h text:style-name="P3" text:outline-level="4">CUDA Programming, Deep Learning Frameworks, Hardware Optimization</text:h>
      <text:h text:style-name="P2" text:outline-level="5">Steps:</text:h>
      <text:list text:style-name="L6">
        <text:list-item>
          <text:p text:style-name="P23">- Familiarize yourself with CUDA programming by reviewing NVIDIA's CUDA documentation and tutorials.</text:p>
        </text:list-item>
        <text:list-item>
          <text:p text:style-name="P23">- Learn the fundamentals of PyTorch, including its tensor operations, neural network building blocks, and training methodologies.</text:p>
        </text:list-item>
        <text:list-item>
          <text:p text:style-name="P23">- Explore TensorFlow's documentation and tutorials to understand another prominent deep learning framework.</text:p>
        </text:list-item>
        <text:list-item>
          <text:p text:style-name="P23">- Understand how to implement hardware optimization techniques for AI models in different computing environments.</text:p>
        </text:list-item>
        <text:list-item>
          <text:p text:style-name="P24">- Practice implementing hardware-specific optimization methods (e.g., memory optimization for GPUs) on AI models and evaluate performance gains.</text:p>
        </text:list-item>
      </text:list>
      <text:h text:style-name="P1" text:outline-level="4">High-performance Computing</text:h>
      <text:h text:style-name="P2" text:outline-level="5">Steps:</text:h>
      <text:list text:style-name="L7">
        <text:list-item>
          <text:p text:style-name="P25">- Deep dive into High-performance computing (HPC) concepts.</text:p>
        </text:list-item>
        <text:list-item>
          <text:p text:style-name="P25">- Learn about different HPC architectures and their suitability for AI workloads.</text:p>
        </text:list-item>
        <text:list-item>
          <text:p text:style-name="P25">- Explore various HPC platforms and their applications in AI development, including cloud-based HPC solutions.</text:p>
        </text:list-item>
        <text:list-item>
          <text:p text:style-name="P26">- Research and analyze case studies of AI tasks optimized with HPC technologies to gain practical insights.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21:04:41.800050075</meta:creation-date>
    <dc:date>2025-03-25T21:34:08.578065728</dc:date>
    <meta:editing-duration>PT2M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53" meta:word-count="594" meta:character-count="4169" meta:non-whitespace-character-count="3660"/>
  </office:meta>
</office:document-meta>
</file>